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5.002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2"/>
        <table:table-column table:style-name="co2" table:number-columns-repeated="16383" table:default-cell-style-name="ce32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3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放置在頁面的座標X (pixel)</text:p>
          </table:table-cell>
          <table:table-cell table:style-name="ce32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放置在頁面的座標Y (pixel)</text:p>
          </table:table-cell>
          <table:table-cell table:style-name="ce32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32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32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32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32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3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ce41" office:value-type="string" calcext:value-type="string">
            <text:p>其他資訊</text:p>
          </table:table-cell>
        </table:table-row>
        <table:table-row table:style-name="ro13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4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38"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41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41" office:value-type="float" office:value="14" calcext:value-type="float">
            <text:p>14</text:p>
          </table:table-cell>
          <table:table-cell table:style-name="ce3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1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table:style-name="ce41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39" office:value-type="string" calcext:value-type="string">
            <text:p>PrintMode</text:p>
          </table:table-cell>
          <table:table-cell table:style-name="ce39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2">""(*)</text:span></text:p>
            <text:p><text:span text:style-name="T1">"Single"</text:span>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32"/>
        <table:table-column table:style-name="co8" table:default-cell-style-name="ce32"/>
        <table:table-column table:style-name="co13" table:default-cell-style-name="ce32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1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4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2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32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20">
          <table:table-cell table:style-name="ce39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32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1">
          <table:table-cell table:style-name="ce39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32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32"/>
        <table:table-column table:style-name="co8" table:default-cell-style-name="ce32"/>
        <table:table-column table:style-name="co15" table:default-cell-style-name="ce32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32"/>
        <table:table-column table:style-name="co8" table:default-cell-style-name="ce32"/>
        <table:table-column table:style-name="co17" table:default-cell-style-name="ce32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32"/>
        <table:table-column table:style-name="co8" table:default-cell-style-name="ce32"/>
        <table:table-column table:style-name="co19" table:default-cell-style-name="ce32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5"/>
        <table:table-column table:style-name="co8" table:default-cell-style-name="ce45"/>
        <table:table-column table:style-name="co21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RowSpacing</text:p>
          </table:table-cell>
          <table:table-cell table:style-name="ce53" office:value-type="string" calcext:value-type="string">
            <text:p>double</text:p>
          </table:table-cell>
          <table:table-cell table:style-name="ce53" office:value-type="string" calcext:value-type="string">
            <text:p>每列間距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41"/>
        <table:table-column table:style-name="co24" table:default-cell-style-name="ce41"/>
        <table:table-column table:style-name="co27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DisplayMode</text:p>
          </table:table-cell>
          <table:table-cell table:style-name="ce45"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5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56"/>
        <table:table-column table:style-name="co2" table:default-cell-style-name="ce56"/>
        <table:table-column table:style-name="co29" table:default-cell-style-name="ce56"/>
        <table:table-column table:style-name="co30" table:default-cell-style-name="ce57"/>
        <table:table-column table:style-name="co31" table:default-cell-style-name="ce59"/>
        <table:table-column table:style-name="co31" table:default-cell-style-name="ce56"/>
        <table:table-column table:style-name="co2" table:default-cell-style-name="ce56"/>
        <table:table-column table:style-name="co32" table:default-cell-style-name="ce56"/>
        <table:table-column table:style-name="co33" table:default-cell-style-name="ce56"/>
        <table:table-column table:style-name="co2" table:number-columns-repeated="16375" table:default-cell-style-name="ce56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8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8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00/00/00</text:date>, <text:time style:data-style-name="N2" text:time-value="08:48:51.9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19T17:46:20.962000000</dc:date>
    <meta:editing-duration>P6DT10H18M4S</meta:editing-duration>
    <meta:editing-cycles>450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